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186cm" fo:break-before="auto" style:use-optimal-row-height="true"/>
    </style:style>
    <style:style style:name="ro3" style:family="table-row">
      <style:table-row-properties style:row-height="1.605cm" fo:break-before="auto" style:use-optimal-row-height="fals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fo:background-color="#85bfff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994"/>
    </style:style>
    <style:style style:name="ce63" style:family="table-cell" style:parent-style-name="Default">
      <style:table-cell-properties fo:background-color="#b4dcfd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dee6ef" fo:wrap-option="wrap" style:vertical-align="middle"/>
      <style:text-properties fo:font-size="10pt" style:font-size-asian="10pt" style:font-size-complex="10pt"/>
    </style:style>
    <style:style style:name="ce68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69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b4dcfd" fo:wrap-option="wrap" style:vertical-align="middle"/>
      <style:text-properties fo:font-size="10pt" style:font-size-asian="10pt" style:font-size-complex="10pt"/>
    </style:style>
    <style:style style:name="ce74" style:family="table-cell" style:parent-style-name="Default">
      <style:table-cell-properties fo:wrap-option="wrap" style:vertical-align="middle"/>
      <style:text-properties style:font-name="Liberation Sans1" fo:font-size="10pt" fo:language="none" fo:country="none" style:font-name-asian="DejaVu Sans" style:font-size-asian="10pt" style:language-asian="none" style:country-asian="none" style:font-name-complex="Liberation Sans1" style:font-size-complex="10pt" style:language-complex="none" style:country-complex="none"/>
    </style:style>
    <style:style style:name="ce75" style:family="table-cell" style:parent-style-name="Default">
      <style:table-cell-properties style:vertical-align="middle"/>
      <style:text-properties style:font-name="Liberation Sans1" fo:font-size="10pt" fo:language="none" fo:country="none" style:font-name-asian="DejaVu Sans" style:font-size-asian="10pt" style:language-asian="none" style:country-asian="none" style:font-name-complex="Liberation Sans1" style:font-size-complex="10pt" style:language-complex="none" style:country-complex="none"/>
    </style:style>
    <style:style style:name="ce55" style:family="table-cell" style:parent-style-name="Default">
      <style:table-cell-properties fo:background-color="#dee6e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weight-complex="normal"/>
    </style:style>
    <style:style style:name="T3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="Liberation Sans" style:font-name-complex="Lohit Devanagari" style:font-size-asian="6.80000019073486pt" style:font-size-complex="6.80000019073486pt" style:font-weight-asian="normal" style:font-weight-complex="normal" style:font-style-asian="normal" style:font-style-complex="normal" style:text-emphasize="none" style:font-relief="none" fo:font-weight="normal"/>
    </style:style>
    <style:style style:name="T4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6.80000019073486pt" style:font-size-complex="6.80000019073486pt" style:font-weight-asian="normal" style:font-weight-complex="normal" style:font-style-asian="normal" style:font-style-complex="normal" style:text-emphasize="none" style:font-relief="none" fo:font-weight="normal" style:font-name-complex="DejaVu Sans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language-complex="none" style:country-complex="none" style:font-relief="none" style:text-emphasize="none" style:font-style-complex="normal" style:font-style-asian="normal" style:font-weight-complex="normal" style:font-weight-asian="normal" style:font-size-complex="6.80000019073486pt" style:font-size-asian="6.80000019073486pt" style:font-name-asian="DejaVu Sans" fo:font-size="10pt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/>
    </style:style>
    <style:style style:name="T7" style:family="text">
      <style:text-properties fo:font-weight="normal" style:language-complex="none" style:country-complex="none" style:font-relief="none" style:text-emphasize="none" style:font-style-complex="normal" style:font-style-asian="normal" style:font-weight-complex="normal" style:font-weight-asian="normal" style:font-name-asian="DejaVu Sans" fo:font-size="10pt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size-asian="10pt" style:font-size-complex="10pt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language-complex="none" style:country-complex="none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asian="DejaVu Sans" fo:font-size="10pt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Datasets" table:style-name="ta1">
        <table:table-column table:style-name="co1" table:default-cell-style-name="ce61"/>
        <table:table-column table:style-name="co2" table:number-columns-repeated="2" table:default-cell-style-name="ce65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8" table:number-columns-repeated="100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table:number-columns-repeated="12"/>
          <table:table-cell table:style-name="ce68" table:number-columns-repeated="993"/>
        </table:table-row>
        <table:table-row table:style-name="ro2">
          <table:table-cell office:value-type="string" calcext:value-type="string">
            <text:p>dataset values</text:p>
          </table:table-cell>
          <table:table-cell table:style-name="ce64" office:value-type="string" calcext:value-type="string">
            <text:p>1,1</text:p>
            <text:p>2,2</text:p>
            <text:p>…</text:p>
            <text:p>9,9</text:p>
            <text:p>10,10</text:p>
          </table:table-cell>
          <table:table-cell table:style-name="ce64" office:value-type="string" calcext:value-type="string">
            <text:p>1,1</text:p>
            <text:p>2,2</text:p>
            <text:p>…</text:p>
            <text:p>19,19</text:p>
            <text:p>20,20</text:p>
          </table:table-cell>
          <table:table-cell table:style-name="ce64" office:value-type="string" calcext:value-type="string">
            <text:p>1,11</text:p>
            <text:p>2,22</text:p>
            <text:p>…</text:p>
            <text:p>10,110</text:p>
            <text:p>11, 121</text:p>
          </table:table-cell>
          <table:table-cell table:style-name="ce69" office:value-type="string" calcext:value-type="string">
            <text:p>1,11</text:p>
            <text:p>2,22</text:p>
            <text:p>3,33</text:p>
            <text:p>…</text:p>
            <text:p>9,99</text:p>
            <text:p>10,<text:span text:style-name="T1">10</text:span></text:p>
          </table:table-cell>
          <table:table-cell table:style-name="ce70" office:value-type="string" calcext:value-type="string">
            <text:p>1,11</text:p>
            <text:p>…</text:p>
            <text:p>7,77</text:p>
            <text:p>8,<text:span text:style-name="T2">89</text:span></text:p>
            <text:p>9,99</text:p>
            <text:p>10,110</text:p>
          </table:table-cell>
          <table:table-cell table:style-name="ce71" office:value-type="string" calcext:value-type="string">
            <text:p>1,11</text:p>
            <text:p>2,22</text:p>
            <text:p>…</text:p>
            <text:p>8,88</text:p>
            <text:p>9,99</text:p>
            <text:p>10,922337203685477580899999999999999999999999999999999999999999999999999999999999999999999</text:p>
            <text:p/>
          </table:table-cell>
          <table:table-cell table:style-name="ce72" office:value-type="string" calcext:value-type="string">
            <text:p>1,11</text:p>
            <text:p>2,22</text:p>
            <text:p>3,33</text:p>
            <text:p>4,44</text:p>
            <text:p>5,55</text:p>
            <text:p><text:span text:style-name="T3">6,660009223370</text:span><text:span text:style-name="T4">3372036854775808999999999999999999999999999999999999999999999999999999999999999999</text:span>00000</text:p>
            <text:p><text:span text:style-name="T3">7,77000922337</text:span><text:span text:style-name="T4">3372036854775808999999999999999999999999999999999999999999999999999999999999999999</text:span>0000000</text:p>
            <text:p><text:span text:style-name="T3">8,88092233720368000</text:span><text:span text:style-name="T4">3372036854775808999999999999999999999999999999999999999999999999999999999999999999</text:span>0000</text:p>
            <text:p><text:span text:style-name="T3">9,990000000</text:span><text:span text:style-name="T4">3372036854775808999999999999999999999999999999999999999999999999999999999999999999</text:span>0</text:p>
            <text:p><text:span text:style-name="T3">10,11922337203685</text:span><text:span text:style-name="T4">3372036854775808999999999999999999999999999999999999999999999999999999999999999999</text:span>4775808</text:p>
          </table:table-cell>
          <table:table-cell table:style-name="ce64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  <text:p>12,144</text:p>
            <text:p/>
          </table:table-cell>
          <table:table-cell table:style-name="ce74" office:value-type="string" calcext:value-type="string">
            <text:p><text:span text:style-name="T8">1,1</text:span></text:p>
            <text:p><text:span text:style-name="T8">2,2</text:span></text:p>
            <text:p><text:span text:style-name="T8">…</text:span></text:p>
            <text:p><text:span text:style-name="T8">50,50</text:span></text:p>
          </table:table-cell>
          <table:table-cell table:style-name="ce74" office:value-type="string" calcext:value-type="string">
            <text:p><text:span text:style-name="T8">1,1</text:span></text:p>
            <text:p><text:span text:style-name="T8">2,2</text:span></text:p>
            <text:p><text:span text:style-name="T8">…</text:span></text:p>
            <text:p><text:span text:style-name="T8">100,100</text:span></text:p>
          </table:table-cell>
          <table:table-cell table:style-name="ce75" office:value-type="string" calcext:value-type="string">
            <text:p><text:span text:style-name="T8">1,1</text:span></text:p>
            <text:p><text:span text:style-name="T8">2,2</text:span></text:p>
            <text:p><text:span text:style-name="T8">…</text:span></text:p>
            <text:p><text:span text:style-name="T8">500,500</text:span></text:p>
          </table:table-cell>
          <table:table-cell table:style-name="ce74" office:value-type="string" calcext:value-type="string">
            <text:p><text:span text:style-name="T8">1,1</text:span></text:p>
            <text:p><text:span text:style-name="T8">2,2</text:span></text:p>
            <text:p><text:span text:style-name="T8">…</text:span></text:p>
            <text:p><text:span text:style-name="T8">1000,1000</text:span></text:p>
          </table:table-cell>
          <table:table-cell table:style-name="ce74" office:value-type="string" calcext:value-type="string">
            <text:p><text:span text:style-name="T8">1,1</text:span></text:p>
            <text:p><text:span text:style-name="T8">2,2</text:span></text:p>
            <text:p><text:span text:style-name="T8">…</text:span></text:p>
            <text:p><text:span text:style-name="T8">2000,2000</text:span></text:p>
          </table:table-cell>
          <table:table-cell table:style-name="ce74" office:value-type="string" calcext:value-type="string">
            <text:p><text:span text:style-name="T8">1,1</text:span></text:p>
            <text:p><text:span text:style-name="T8">2,2</text:span></text:p>
            <text:p><text:span text:style-name="T8">…</text:span></text:p>
            <text:p><text:span text:style-name="T8">4000,4000</text:span></text:p>
          </table:table-cell>
          <table:table-cell table:style-name="ce74" office:value-type="string" calcext:value-type="string">
            <text:p><text:span text:style-name="T8">1,1</text:span></text:p>
            <text:p><text:span text:style-name="T8">2,2</text:span></text:p>
            <text:p><text:span text:style-name="T8">…</text:span></text:p>
            <text:p><text:span text:style-name="T8">6000,6000</text:span></text:p>
          </table:table-cell>
          <table:table-cell table:style-name="ce74" office:value-type="string" calcext:value-type="string">
            <text:p><text:span text:style-name="T8">1,1</text:span></text:p>
            <text:p><text:span text:style-name="T8">2,2</text:span></text:p>
            <text:p><text:span text:style-name="T8">…</text:span></text:p>
            <text:p><text:span text:style-name="T8">8000,8000</text:span></text:p>
          </table:table-cell>
          <table:table-cell table:style-name="ce74" office:value-type="string" calcext:value-type="string">
            <text:p><text:span text:style-name="T8">1,1</text:span></text:p>
            <text:p><text:span text:style-name="T8">2,2</text:span></text:p>
            <text:p><text:span text:style-name="T8">…</text:span></text:p>
            <text:p><text:span text:style-name="T8">10 000,10 000</text:span></text:p>
          </table:table-cell>
          <table:table-cell table:style-name="ce74" office:value-type="string" calcext:value-type="string">
            <text:p><text:span text:style-name="T8">1,1</text:span></text:p>
            <text:p><text:span text:style-name="T8">2,2</text:span></text:p>
            <text:p><text:span text:style-name="T8">…</text:span></text:p>
            <text:p><text:span text:style-name="T9">50 000, 50 000</text:span></text:p>
          </table:table-cell>
          <table:table-cell table:style-name="ce68" table:number-columns-repeated="1005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10 data points</text:p>
          </table:table-cell>
          <table:table-cell office:value-type="string" calcext:value-type="string">
            <text:p>20 data points</text:p>
          </table:table-cell>
          <table:table-cell table:style-name="ce65" office:value-type="string" calcext:value-type="string">
            <text:p>11 data points</text:p>
          </table:table-cell>
          <table:table-cell table:style-name="ce65" office:value-type="string" calcext:value-type="string">
            <text:p>Change a data point in DS1 (affect binary length)</text:p>
          </table:table-cell>
          <table:table-cell table:style-name="ce65" office:value-type="string" calcext:value-type="string">
            <text:p>Change a data point in DS1 (does not affect binary length)</text:p>
          </table:table-cell>
          <table:table-cell table:style-name="ce65" office:value-type="string" calcext:value-type="string">
            <text:p>10 data points</text:p>
            <text:p>And 1 of which is a large value</text:p>
          </table:table-cell>
          <table:table-cell table:style-name="ce65" office:value-type="string" calcext:value-type="string">
            <text:p><text:span text:style-name="T5">10 data points</text:span></text:p>
            <text:p><text:span text:style-name="T5">And </text:span>5 of which are large values</text:p>
          </table:table-cell>
          <table:table-cell table:style-name="ce65" office:value-type="string" calcext:value-type="string">
            <text:p>12 data points</text:p>
          </table:table-cell>
          <table:table-cell table:style-name="ce68" office:value-type="string" calcext:value-type="string">
            <text:p>50 data points</text:p>
          </table:table-cell>
          <table:table-cell table:style-name="ce68" office:value-type="string" calcext:value-type="string">
            <text:p>100 data points</text:p>
          </table:table-cell>
          <table:table-cell table:style-name="ce68" office:value-type="string" calcext:value-type="string">
            <text:p>500 data points</text:p>
          </table:table-cell>
          <table:table-cell table:style-name="ce68" office:value-type="string" calcext:value-type="string">
            <text:p>1000 data points</text:p>
          </table:table-cell>
          <table:table-cell table:style-name="ce68" office:value-type="string" calcext:value-type="string">
            <text:p>2000 data points</text:p>
          </table:table-cell>
          <table:table-cell table:style-name="ce68" office:value-type="string" calcext:value-type="string">
            <text:p>4000 data points</text:p>
          </table:table-cell>
          <table:table-cell table:style-name="ce68" office:value-type="string" calcext:value-type="string">
            <text:p>6000 data points</text:p>
          </table:table-cell>
          <table:table-cell table:style-name="ce68" office:value-type="string" calcext:value-type="string">
            <text:p>8000 data points</text:p>
          </table:table-cell>
          <table:table-cell table:style-name="ce68" office:value-type="string" calcext:value-type="string">
            <text:p>10 000 data points</text:p>
          </table:table-cell>
          <table:table-cell table:style-name="ce68" office:value-type="string" calcext:value-type="string">
            <text:p>50 000 data points</text:p>
          </table:table-cell>
          <table:table-cell table:style-name="ce68" table:number-columns-repeated="1005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>
            <text:p>Catergorized datasets below:</text:p>
          </table:table-cell>
          <table:table-cell table:style-name="ce4" table:number-columns-repeated="1023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dataset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ataset values</text:p>
          </table:table-cell>
          <table:table-cell table:style-name="ce64" office:value-type="string" calcext:value-type="string">
            <text:p>1,1</text:p>
            <text:p>2,2</text:p>
            <text:p>…</text:p>
            <text:p>9,9</text:p>
            <text:p>10,10</text:p>
          </table:table-cell>
          <table:table-cell table:style-name="ce64" office:value-type="string" calcext:value-type="string">
            <text:p>1,1</text:p>
            <text:p>2,2</text:p>
            <text:p>…</text:p>
            <text:p>19,19</text:p>
            <text:p>20,20</text:p>
          </table:table-cell>
          <table:table-cell table:style-name="ce64" office:value-type="string" calcext:value-type="string">
            <text:p>1,11</text:p>
            <text:p>2,22</text:p>
            <text:p>…</text:p>
            <text:p>10,110</text:p>
            <text:p>11, 121</text:p>
          </table:table-cell>
          <table:table-cell table:style-name="ce69" office:value-type="string" calcext:value-type="string">
            <text:p>1,11</text:p>
            <text:p>2,22</text:p>
            <text:p>3,33</text:p>
            <text:p>…</text:p>
            <text:p>9,99</text:p>
            <text:p>10,<text:span text:style-name="T1">10</text:span></text:p>
          </table:table-cell>
          <table:table-cell table:style-name="ce70" office:value-type="string" calcext:value-type="string">
            <text:p>1,11</text:p>
            <text:p>…</text:p>
            <text:p>7,77</text:p>
            <text:p>8,<text:span text:style-name="T2">89</text:span></text:p>
            <text:p>9,99</text:p>
            <text:p>10,110</text:p>
          </table:table-cell>
          <table:table-cell table:style-name="ce71" office:value-type="string" calcext:value-type="string">
            <text:p>1,11</text:p>
            <text:p>2,22</text:p>
            <text:p>…</text:p>
            <text:p>8,88</text:p>
            <text:p>9,99</text:p>
            <text:p>10,922337203685477580899999999999999999999999999999999999999999999999999999999999999999999</text:p>
            <text:p/>
          </table:table-cell>
          <table:table-cell table:style-name="ce72" office:value-type="string" calcext:value-type="string">
            <text:p>1,11</text:p>
            <text:p>2,22</text:p>
            <text:p>3,33</text:p>
            <text:p>4,44</text:p>
            <text:p>5,55</text:p>
            <text:p><text:span text:style-name="T3">6,660009223370</text:span><text:span text:style-name="T4">3372036854775808999999999999999999999999999999999999999999999999999999999999999999</text:span>00000</text:p>
            <text:p><text:span text:style-name="T3">7,77000922337</text:span><text:span text:style-name="T4">3372036854775808999999999999999999999999999999999999999999999999999999999999999999</text:span>0000000</text:p>
            <text:p><text:span text:style-name="T3">8,88092233720368000</text:span><text:span text:style-name="T4">3372036854775808999999999999999999999999999999999999999999999999999999999999999999</text:span>0000</text:p>
            <text:p><text:span text:style-name="T3">9,990000000</text:span><text:span text:style-name="T4">3372036854775808999999999999999999999999999999999999999999999999999999999999999999</text:span>0</text:p>
            <text:p><text:span text:style-name="T3">10,11922337203685</text:span><text:span text:style-name="T4">3372036854775808999999999999999999999999999999999999999999999999999999999999999999</text:span>4775808</text:p>
          </table:table-cell>
          <table:table-cell table:style-name="ce64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  <text:p>12,144</text:p>
            <text:p/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escription</text:p>
          </table:table-cell>
          <table:table-cell office:value-type="string" calcext:value-type="string">
            <text:p>10 data points</text:p>
          </table:table-cell>
          <table:table-cell office:value-type="string" calcext:value-type="string">
            <text:p>20 data points</text:p>
          </table:table-cell>
          <table:table-cell table:style-name="ce65" office:value-type="string" calcext:value-type="string">
            <text:p>11 data points</text:p>
          </table:table-cell>
          <table:table-cell table:style-name="ce65" office:value-type="string" calcext:value-type="string">
            <text:p>Change a data point in DS1 (affect binary length)</text:p>
          </table:table-cell>
          <table:table-cell table:style-name="ce65" office:value-type="string" calcext:value-type="string">
            <text:p>Change a data point in DS1 (does not affect binary length)</text:p>
          </table:table-cell>
          <table:table-cell table:style-name="ce65" office:value-type="string" calcext:value-type="string">
            <text:p>10 data points</text:p>
            <text:p>And 1 of which is a large value (~10^98)</text:p>
          </table:table-cell>
          <table:table-cell table:style-name="ce65" office:value-type="string" calcext:value-type="string">
            <text:p><text:span text:style-name="T5">10 data points</text:span></text:p>
            <text:p><text:span text:style-name="T6">And </text:span><text:span text:style-name="T7">5 of which are large values (~10^98)</text:span></text:p>
          </table:table-cell>
          <table:table-cell table:style-name="ce65" office:value-type="string" calcext:value-type="string">
            <text:p>12 data points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dataset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2" calcext:value-type="float">
            <text:p>22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Description</text:p>
          </table:table-cell>
          <table:table-cell office:value-type="string" calcext:value-type="string">
            <text:p>10 data points</text:p>
          </table:table-cell>
          <table:table-cell office:value-type="string" calcext:value-type="string">
            <text:p>20 data points</text:p>
          </table:table-cell>
          <table:table-cell table:style-name="ce68" office:value-type="string" calcext:value-type="string">
            <text:p>50 data points</text:p>
          </table:table-cell>
          <table:table-cell table:style-name="ce68" office:value-type="string" calcext:value-type="string">
            <text:p>100 data points</text:p>
          </table:table-cell>
          <table:table-cell table:style-name="ce68" office:value-type="string" calcext:value-type="string">
            <text:p>500 data points</text:p>
          </table:table-cell>
          <table:table-cell table:style-name="ce68" office:value-type="string" calcext:value-type="string">
            <text:p>1000 data points</text:p>
          </table:table-cell>
          <table:table-cell table:style-name="ce68" office:value-type="string" calcext:value-type="string">
            <text:p>2000 data points</text:p>
          </table:table-cell>
          <table:table-cell table:style-name="ce68" office:value-type="string" calcext:value-type="string">
            <text:p>4000 data points</text:p>
          </table:table-cell>
          <table:table-cell table:style-name="ce68" office:value-type="string" calcext:value-type="string">
            <text:p>6000 data points</text:p>
          </table:table-cell>
          <table:table-cell table:style-name="ce68" office:value-type="string" calcext:value-type="string">
            <text:p>8000 data points</text:p>
          </table:table-cell>
          <table:table-cell table:style-name="ce68" office:value-type="string" calcext:value-type="string">
            <text:p>10 000 data points</text:p>
          </table:table-cell>
          <table:table-cell table:style-name="ce68" office:value-type="string" calcext:value-type="string">
            <text:p>50 000 data points</text:p>
          </table:table-cell>
          <table:table-cell table:style-name="ce68" office:value-type="string" calcext:value-type="string">
            <text:p>100 000 data points</text:p>
          </table:table-cell>
          <table:table-cell table:style-name="ce68" office:value-type="string" calcext:value-type="string">
            <text:p>500 000 data points</text:p>
          </table:table-cell>
          <table:table-cell table:style-name="ce68" office:value-type="string" calcext:value-type="string">
            <text:p>1000 000 data points</text:p>
          </table:table-cell>
          <table:table-cell table:style-name="ce68" office:value-type="string" calcext:value-type="string">
            <text:p>5 000 000 data points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2:51:25.189599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2:25:24.526959367</meta:creation-date>
    <dc:date>2022-01-12T13:34:05.979832817</dc:date>
    <meta:editing-duration>PT6H59M18S</meta:editing-duration>
    <meta:editing-cycles>15</meta:editing-cycles>
    <meta:generator>LibreOffice/6.4.7.2$Linux_X86_64 LibreOffice_project/40$Build-2</meta:generator>
    <meta:document-statistic meta:table-count="1" meta:cell-count="119" meta:object-count="0"/>
  </office:meta>
</office:document-meta>
</file>